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T1" style:family="text">
      <style:text-properties officeooo:rsid="00067256"/>
    </style:style>
    <style:style style:name="T2" style:family="text">
      <style:text-properties officeooo:rsid="0007c7a3"/>
    </style:style>
    <style:style style:name="T3" style:family="text">
      <style:text-properties officeooo:rsid="0009a3eb"/>
    </style:style>
    <style:style style:name="T4" style:family="text">
      <style:text-properties officeooo:rsid="000b0d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Membres </text:p>
      <text:p text:style-name="P1">de la Société de Pathologie exotique </text:p>
      <text:p text:style-name="P1"/>
      <text:p text:style-name="P1">au i" janvier 1920 </text:p>
      <text:p text:style-name="P1"/>
      <text:p text:style-name="P1"/>
      <text:p text:style-name="P1">ABRÉVIATIONS. </text:p>
      <text:p text:style-name="P1"/>
      <text:p text:style-name="P1">MAS Membre de l’Académie des Sciences. </text:p>
      <text:p text:style-name="P1">MAM Membre de l'Académie de Médecine. </text:p>
      <text:p text:style-name="P1">M F Membre fondateur de la Société. </text:p>
      <text:p text:style-name="P1">A T Armée de terre. </text:p>
      <text:p text:style-name="P1">M Marine </text:p>
      <text:p text:style-name="P1">TC Troupes coloniales. </text:p>
      <text:p text:style-name="P1"/>
      <text:p text:style-name="P1"/>
      <text:p text:style-name="P1">COMPOSITION DU BUREAU </text:p>
      <text:p text:style-name="P1"/>
      <text:p text:style-name="P1">Président honoraire A. Laveran</text:p>
      <text:p text:style-name="P1">Président A. Calmette. </text:p>
      <text:p text:style-name="P1"/>
      <text:p text:style-name="P1">Vice-Présidents E. Marchoux et F. Mesnil.</text:p>
      <text:p text:style-name="P1"/>
      <text:p text:style-name="P1">Secrétaires généraux E. Brumpt et E. Roubaud.</text:p>
      <text:p text:style-name="P1">Trésorier-archiviste E. Tendron. </text:p>
      <text:p text:style-name="P1">Secrétaires des séances C. Joyeux et L Nègre.</text:p>
      <text:p text:style-name="P1"/>
      <text:p text:style-name="P1">Membres du Conseil. .MM. Gouzien, Laveran, L. Martin et Morax. </text:p>
      <text:p text:style-name="P1"/>
      <text:p text:style-name="P1"/>
      <text:p text:style-name="P1">Commission de Contrôle. Mme Phisalix, MM. Langeron et Bridré</text:p>
      <text:p text:style-name="P1"/>
      <text:p text:style-name="P1"/>
      <text:p text:style-name="P1">II — </text:p>
      <text:p text:style-name="P1"/>
      <text:p text:style-name="P1"/>
      <text:p text:style-name="P1">MEMBRES HONORAIRES </text:p>
      <text:p text:style-name="P1"/>
      <text:p text:style-name="P1">E. L, Bouvier, MAS, Prof Muséum, 55, rue de Buffon, Paris. Ve. M F. </text:p>
      <text:p text:style-name="P1"/>
      <text:p text:style-name="P1">Général Sir David Bruce, Ghelsea Gardens, Chelsea Bridge Road, Londres, S. W. </text:p>
      <text:p text:style-name="P1"/>
      <text:p text:style-name="P1">A. Castellani, Prof London School of Tropical Medicine. </text:p>
      <text:p text:style-name="P1"/>
      <text:p text:style-name="P1">W. T. Councilman, Prof Université de Cambridge, Etats-Unis. </text:p>
      <text:p text:style-name="P1"/>
      <text:p text:style-name="P1">B. Danilewsky, Prof Fac. Médecine, Charkow, Russie. </text:p>
      <text:p text:style-name="P1"/>
      <text:p text:style-name="P1">B. Grassi, Prof Anatomie comparée. Université Rome, 91, via Agostini Depretis. </text:p>
      <text:p text:style-name="P1"/>
      <text:p text:style-name="P1">L. Guignard, MAS, MAM, Directeur bon. et Prof Ecole de Pharmacie, 6, rue du Val-de-Grâce, Paris, Ve</text:p>
      <text:p text:style-name="P1"/>
      <text:p text:style-name="P1">Kitasato, Directeur Inst. Kitasato pour les maladies infectieuses. Tokio, Japon.</text:p>
      <text:p text:style-name="P1"/>
      <text:p text:style-name="P1">Major Général Sir William Leishman, Minist. de la Guerre, Adastal House, Londres E. G. 4. </text:p>
      <text:p text:style-name="P1"/>
      <text:p text:style-name="P1">Sir Patrick Manson, The Sheiling, Clonbur, Co. Galway, Irlande. </text:p>
      <text:p text:style-name="P1"/>
      <text:p text:style-name="P1"><text:soft-page-break/>Ch. Nicolle, Directeur de l’Institut Pasteur de Tunis. </text:p>
      <text:p text:style-name="P1"/>
      <text:p text:style-name="P1">E. Perrier, MAS, MAM, Directeur hon. et Prof. Muséum, 5, rue Cuvier, Paris, Ve, M F. </text:p>
      <text:p text:style-name="P1"/>
      <text:p text:style-name="P1">E. Perroncito, Prof Université de Turin. </text:p>
      <text:p text:style-name="P1"/>
      <text:p text:style-name="P1">A. Railliet, MAM, Prof Ecole vétérinaire d’Alfort. </text:p>
      <text:p text:style-name="P1"/>
      <text:p text:style-name="P1">Sir Ronald Ross, Prof Université de Liverpool, 3ô, Harley House, Regent’s Park, Londres, N. W. t.</text:p>
      <text:p text:style-name="P1"/>
      <text:p text:style-name="P1">E. Roux, MAS, MAM, Directeur de l’Institut Pasteur, MF. </text:p>
      <text:p text:style-name="P1"/>
      <text:p text:style-name="P1">P. L. Simond, Médecin inspecteur TC de réserve, rue de l’Espérance, Valence, Drôme, MF. </text:p>
      <text:p text:style-name="P1"/>
      <text:p text:style-name="P1">Th. Smith, Directeur Départ. Maladies animales, Institut Rockefeller, Princeton, New-Jersey. </text:p>
      <text:p text:style-name="P1"/>
      <text:p text:style-name="P1">Vallin, MAM, Médecin inspecteur AT de réserve, 47, avenue Bosquet, Paris, M F. </text:p>
      <text:p text:style-name="P1"/>
      <text:p text:style-name="P1">A. Yersin, Médecin principal 1er Cl. TC, Directeur des Instituts Pasteur d’Indochine, à Nha-Trang, Annam. </text:p>
      <text:p text:style-name="P1"/>
      <text:p text:style-name="P1"/>
      <text:p text:style-name="P1">MEMBRES TITULAIRES-HONORAIRES </text:p>
      <text:p text:style-name="P1">MM. </text:p>
      <text:p text:style-name="P1"/>
      <text:p text:style-name="P1">Achalme, Directeur labor. colon. Muséum, 55, rue de Buffon, Paris, Ve MF. </text:p>
      <text:p text:style-name="P1"/>
      <text:p text:style-name="P1">A. Borrel, Prof. Institut Pasteur, Prof et Directeur Institut d’Hygiène, Strasbourg, MF. </text:p>
      <text:p text:style-name="P1"/>
      <text:p text:style-name="P1">E. Brumpt, MAM, ProP Parasitologie Fac. Médecine, 15, rue de l’EcoIe de Médecine, Paris, VIe. </text:p>
      <text:p text:style-name="P1"/>
      <text:p text:style-name="P1">A. Calmette, MAM, Sous-Directeur Institut-Pasteur, MF. </text:p>
      <text:p text:style-name="P1"/>
      <text:p text:style-name="P1">A. Clarac, Médecin inspecteur TC de réserve, 6, rue Pierre Haret, </text:p>
      <text:p text:style-name="P1"/>
      <text:p text:style-name="P1">H. Darré, Médecin assistant Hôpital Pasteur, Médecin des Hôpitaux Paris </text:p>
      <text:p text:style-name="P1"/>
      <text:p text:style-name="P1">Ch. Dassonville, Vétérinaire principal 1er Classe, Adjoint au Vétérinaire Inspecteur, Hôtel des Invalides, 51, boulevard de la Tour Maubourg, Paris, VIIe</text:p>
      <text:p text:style-name="P1"/>
      <text:p text:style-name="P1">Delrieu <text:s/>Médecine inspecteur TC de réserve, 55 , boulevard Gambetta, Nice, M F</text:p>
      <text:p text:style-name="P1"/>
      <text:p text:style-name="P1">Ch. Dopter, MAM, Médecin principal 1er Cl A T, Prof. Val-de-Grâce, 21, rue Denfert-Rochereau, Paris,Ve, MF. </text:p>
      <text:p text:style-name="P1"/>
      <text:p text:style-name="P1">E. Dujardin-Beaumetz, Chef Laboratoire Institut Pasteur, MF </text:p>
      <text:p text:style-name="P1"/>
      <text:p text:style-name="P1">L. Dyé, Médecin colonial Université Paris, 123 , avenue de Wagram, Paris.</text:p>
      <text:p text:style-name="P1"/>
      <text:p text:style-name="P1">Emily, Médecin inspecteur TC, Chef supérieur Service de Santé Armée du Levant, à Beyrouth, MF. </text:p>
      <text:p text:style-name="P1"/>
      <text:p text:style-name="P1">P. Gouzien, Médecin Inspecteur général TC, PrésidenTConseil sup. de Santé, Ministère des Colonies, MF. </text:p>
      <text:p text:style-name="P1"/>
      <text:p text:style-name="P1">Ch. Grall, Médecin Inspecteur général TC de réserve, 28, avenue Péreire, Asnières, et <text:soft-page-break/>36 , rue de la Buffa, Nice.</text:p>
      <text:p text:style-name="P1"/>
      <text:p text:style-name="P1">Granjux, Rédacteur en cheî du Caducée, 18, rue Bonaparte, Paris, VIe, MF. </text:p>
      <text:p text:style-name="P1"/>
      <text:p text:style-name="P1">F. Heim, Agrégé Fac. Médecine, Secrétaire perpetuel Ass. Agronomie coloniale, 34, rue Hamelin, Paris, XVP, MF. </text:p>
      <text:p text:style-name="P1"/>
      <text:p text:style-name="P1">Jeanselme, MAM,Prof Fac. Médecine, Médecin des Hôpitaux, 5, quai Malaquais, Paris, MF. </text:p>
      <text:p text:style-name="P1"/>
      <text:p text:style-name="P1">A. Laveran, MAS, MAM, Prof Institut Pasteur, 25 rue du Montparnasse, Paris, VP, MF. . </text:p>
      <text:p text:style-name="P1"/>
      <text:p text:style-name="P1">A. Le Dentu, MAM, anc. Prof Fac. Médecine, 2, rue de Messine, Paris, M F. </text:p>
      <text:p text:style-name="P1"/>
      <text:p text:style-name="P1">Lemoine, Médecin inspecteur général A T. de reserve, 11 rue du Val-de-Grâce, Paris, Ve, MF</text:p>
      <text:p text:style-name="P1"/>
      <text:p text:style-name="P1">A. Lesage, Médecin des Hôpitaux, 226, boulevard Saint-Germain, Paris, MF</text:p>
      <text:p text:style-name="P1"/>
      <text:p text:style-name="P1">M. Letulle MAM, Prof Fac. Médecine, Médecin des Hôpitaux, 7, rue de Magdebourg, Paris.</text:p>
      <text:p text:style-name="P1"/>
      <text:p text:style-name="P1">C Levaditi, Chef Laboratoire Institut Pasteur, Paris, XVe </text:p>
      <text:p text:style-name="P1"/>
      <text:p text:style-name="P1">E. Marchoux, anc. Médecin principal TC, Prof. Chef Service Institut Pasteur, 96, rue Falguière, Paris, XVe, M F. </text:p>
      <text:p text:style-name="P1"/>
      <text:p text:style-name="P1">L. Martin, MAM, Médecin-Directeur Hôpital et Sous-Directeur de l’Institut Pasteur, 205, rue de Vaugirard, Paris, XV, MF</text:p>
      <text:p text:style-name="P1"/>
      <text:p text:style-name="P1">F. Mesnil, Prof Institut Pasteur, 96, rue Falguière, Paris, XVe, MF</text:p>
      <text:p text:style-name="P1"/>
      <text:p text:style-name="P1">V. Morax, Ophtalmologiste des Hôpitaux, 28, boulevard Raspail, Paris, VIIe.</text:p>
      <text:p text:style-name="P1"/>
      <text:p text:style-name="P1">L. Nattan-Larrier, chargé de Cours Collège de France, 60, rue de Courcelles, Paris. </text:p>
      <text:p text:style-name="P1"/>
      <text:p text:style-name="P1">Nimier, Médecin inspecteur général AT de réserve, 57, rue Franklin, Lyon, MF</text:p>
      <text:p text:style-name="P1"/>
      <text:p text:style-name="P1">A. Pettit, Chef Laboratoire Institut Pasteur, 26, rue Dutot, Paris, XVe<text:span text:style-name="T1">t </text:span>Chargé de Cours Histologie Fac. des Sciences. </text:p>
      <text:p text:style-name="P1"/>
      <text:p text:style-name="P1">E. Pinoy, Chef Laboratoire Institut Pasteur, Service antisphilitique, Rabat, Maroc M F, </text:p>
      <text:p text:style-name="P1"/>
      <text:p text:style-name="P1">Mme M. Phisalix, Chef-adjoint Travaux de Pathologie Labor. Colonial Muséum, 62,Bd Saint-Germain, Paris,Ve</text:p>
      <text:p text:style-name="P1"/>
      <text:p text:style-name="P1">H. Pottevin, Directeur-adjoint Office international d’Hyg. publioue, sénateur, II, rue Valentin-Haüy, Paris. </text:p>
      <text:p text:style-name="P1"/>
      <text:p text:style-name="P1">A Prévôt, Chef Service adjoint Institut Pasteur, Directeur laboratoires Garches, Seine-et-Oise. </text:p>
      <text:p text:style-name="P1"/>
      <text:p text:style-name="P1">E. Primet, Médecine inspecteur TC de réserve, 82, avenue,de Breteuil, Paris VIIe, MF</text:p>
      <text:p text:style-name="P1"/>
      <text:p text:style-name="P1">J. Rouget, Médecin-inspecteur général AT, 6,rue du Val-de-Grâce, Paris, 5e</text:p>
      <text:p text:style-name="P1"/>
      <text:p text:style-name="P1">Surcouf, Chef des Travaux de Zoologie Labor. Colonial Muséum, 55, rue de Buffon, Paris, Ve</text:p>
      <text:p text:style-name="P1"/>
      <text:p text:style-name="P1">Troussaint, Médecin inspecteur AT de réserve, 10, rue de Laos, Paris, XVe, MF</text:p>
      <text:p text:style-name="P1"><text:soft-page-break/></text:p>
      <text:p text:style-name="P1">A. Vaillard, MAM, Médecin inspecteur général A T de réserve, 21, rue Denfert-Rochereau, Paris, Ve, MF. </text:p>
      <text:p text:style-name="P1"/>
      <text:p text:style-name="P1">H. Vallée, Directeur Ecole vétérinaire d’Alfort, M F. </text:p>
      <text:p text:style-name="P1"/>
      <text:p text:style-name="P1">H. Vincent, MAM, Médecin inspecteur général AT, Chef du Laboratoire de Vaccination anti typhique au Val-de-Grâce, 77, Boulevard du Montparnasse, Paris, Vie, MF.</text:p>
      <text:p text:style-name="P1"/>
      <text:p text:style-name="P1">M. Weinberg, Chef Laboratoire Institut Pasteur, Paris, XVe </text:p>
      <text:p text:style-name="P1"/>
      <text:p text:style-name="P1"/>
      <text:p text:style-name="P1">MEMBRES TITULAIRES </text:p>
      <text:p text:style-name="P1"/>
      <text:p text:style-name="P1">MM</text:p>
      <text:p text:style-name="P1"/>
      <text:p text:style-name="P1">Abbatucci, Médecin principal 2e Cl TC, Armée du Levant (juin 1920)</text:p>
      <text:p text:style-name="P1"/>
      <text:p text:style-name="P1">Armand-Delille, Médecin des hôpitaux, 44 avenue du Bois de Boulogne, Paris, XVIe (octobre 1920)</text:p>
      <text:p text:style-name="P1"/>
      <text:p text:style-name="P1">A. Boquet, Chef Laboratoire Institut Pasteur, Paris, XVe (décembre 1919)</text:p>
      <text:p text:style-name="P1"/>
      <text:p text:style-name="P1">J. Bridré, Chef Laboratoire Institut Pasteur, Paris, XVe (mars 1914)</text:p>
      <text:p text:style-name="P1"/>
      <text:p text:style-name="P1">Ch. Broquet, Ancien Médecin-major 1er Cl TC attaché à l’Office international d’Hydiène, 195, Bd St-Germain, Paris, Vie (février 1920)</text:p>
      <text:p text:style-name="P1"/>
      <text:p text:style-name="P1">E. Chatton, Maître Conférence Zoologie Université Strasbourg (mars 1912)</text:p>
      <text:p text:style-name="P1"/>
      <text:p text:style-name="P1">F. Clair, Ancien Médecin sanitaire maritime, 6, avenue Daubigny, Paris XVIIe, (mars 1920) </text:p>
      <text:p text:style-name="P1"/>
      <text:p text:style-name="P1">A. Henry, Prof Zoologie, Ecole vétérinaire Alfort (juillet 1913) </text:p>
      <text:p text:style-name="P1"/>
      <text:p text:style-name="P1">A. Gauducheau, Ancien Médecine-Major, 1er Cl TC, à Paris (juin 1920)</text:p>
      <text:p text:style-name="P1"/>
      <text:p text:style-name="P1">Ch. Joyeux, Préparateur Parasitologie Fac. Médecine (avril 1913)</text:p>
      <text:p text:style-name="P1"/>
      <text:p text:style-name="P1">M. Langeron, Chef Travaux Parasitologie, Fac. Médecine (juin 1913)</text:p>
      <text:p text:style-name="P1"/>
      <text:p text:style-name="P1">Neveu-Lemaire, Agrégé Faculté Médecine, 9, rue Montagne Ste-Geneviève, Paris, Ve (février 1920)</text:p>
      <text:p text:style-name="P1"/>
      <text:p text:style-name="P1">Orticonie, Médecin-major, 1er Cl AT, 5, rue Beaurepaire, Paris (janvier 1920) </text:p>
      <text:p text:style-name="P1"/>
      <text:p text:style-name="P1">L Nègre, Chef Laboratoire Institut Pasteur, Paris, XVe, (décembre 1919)</text:p>
      <text:p text:style-name="P1"/>
      <text:p text:style-name="P1">G. Paisseau, Médecin des hôpitaux, 19, rue de Téhéran, Paris, VIIIe (juillet 1919)</text:p>
      <text:p text:style-name="P1"/>
      <text:p text:style-name="P1">L. Pasteur Vallery-Radot, Chef clinique Fac. Médecine, 5, avenue Constan<text:span text:style-name="T1">t </text:span>Coquelin, Pans, VII' (juillet 1919). </text:p>
      <text:p text:style-name="P1"/>
      <text:p text:style-name="P1">J. Rieux, Médecin-Principal 2e Cl AT Prof agrégé Val de Grâce (novembre 1913)</text:p>
      <text:p text:style-name="P1"/>
      <text:p text:style-name="P1">E. Roubaud, Chef Laboratoire Institut Pasteur, 96, rue Falguière, Paris, XVe (janvier 1913)</text:p>
      <text:p text:style-name="P1"/>
      <text:p text:style-name="P1">E. Sacquépée, Médecin-principal 1er Cl AT Prof Val de Grâce (janvier 1914)</text:p>
      <text:p text:style-name="P1"/>
      <text:p text:style-name="P1"><text:soft-page-break/>E. Tendron, Directeur pharmaceutique Service des Sérums Institut Pasteur (juin 1913) </text:p>
      <text:p text:style-name="P1"/>
      <text:p text:style-name="P1">H. Violle, Chef Laboratoire Institut Pasteur, Paris, XVe (juillet 1914)</text:p>
      <text:p text:style-name="P1"/>
      <text:p text:style-name="P1"/>
      <text:p text:style-name="P1">MEMBRES ASSOCIES </text:p>
      <text:p text:style-name="P1"/>
      <text:p text:style-name="P1"/>
      <text:p text:style-name="P1">a) Français. </text:p>
      <text:p text:style-name="P1"/>
      <text:p text:style-name="P1"/>
      <text:p text:style-name="P1">MM. </text:p>
      <text:p text:style-name="P1"/>
      <text:p text:style-name="P1">Noel Bernard, Médecin-major 1er Cl TC, Directeur Institut Pasteur Saïgon, Cochinchine. </text:p>
      <text:p text:style-name="P1"/>
      <text:p text:style-name="P1">G. Bouet, Administrateur en chef des Colonies, Consul général de France en Libéria</text:p>
      <text:p text:style-name="P1"/>
      <text:p text:style-name="P1">M. Bouilliez, Médecin-major, 1er Cl TC, en congé</text:p>
      <text:p text:style-name="P1"/>
      <text:p text:style-name="P1">G. Bouffard, Médecin principal 2. Cl. TC, adjoint Directeur Service Santé Madagascar</text:p>
      <text:p text:style-name="P1"/>
      <text:p text:style-name="P1">De Brun, Prof. Fac. Médecine, Beyrouth. </text:p>
      <text:p text:style-name="P1"/>
      <text:p text:style-name="P1">Ducloux, Chef du Service de l’Elevage, Tunis.</text:p>
      <text:p text:style-name="P1"/>
      <text:p text:style-name="P1">J. Dupuy Directeur Service sanitaire maritime, Marseille, MF</text:p>
      <text:p text:style-name="P1"/>
      <text:p text:style-name="P1">H. Foley, Médecin-major 1e Cl. AT., Directeur Service de Santé Territoires du Sud, Alger</text:p>
      <text:p text:style-name="P1"/>
      <text:p text:style-name="P1">A. Leboeuf, Médecin-major, 1r Cl TC, Chef Service de Santé, Gabon </text:p>
      <text:p text:style-name="P1"/>
      <text:p text:style-name="P1">A. Le Dantec, Prof Pathologie exotique, Doc Médecine, 89 cours Victor Hugo, Bordeaux, MF</text:p>
      <text:p text:style-name="P1"/>
      <text:p text:style-name="P1">M. Leger, Médecin-major 1er Cl. TC, Marseille </text:p>
      <text:p text:style-name="P1"/>
      <text:p text:style-name="P1">G. Martin, Médecin principal 2e Cl TC, Val de Grâce, Paris</text:p>
      <text:p text:style-name="P1"/>
      <text:p text:style-name="P1">C. Mathis, Médecin principal 2e Cl TC, Chef Service Santé du Cambodge, Phnom-Penh</text:p>
      <text:p text:style-name="P1"/>
      <text:p text:style-name="P1">J. B. Piot, Directeur Service veterinaire des domaines de l’Etat, Le Caire</text:p>
      <text:p text:style-name="P1"/>
      <text:p text:style-name="P1">P. Remlinger, Médecin-major 1e Cl. A T (h. c.). Directeur Institut Pasteur de Tanger</text:p>
      <text:p text:style-name="P1"/>
      <text:p text:style-name="P1">Edm. Sergent, Directeur Institut Pasteur Algérie, Mustapha-Alger, MF</text:p>
      <text:p text:style-name="P1"/>
      <text:p text:style-name="P1">Et. Sergent, Médecin de colonisation (h. C.) Chef Service antipaludique algérien, 4, rue Michelet, Alger-Mustapha</text:p>
      <text:p text:style-name="P1"/>
      <text:p text:style-name="P1">H. Soulié, Prof Faculté de Médecine, Université Alger, 3 i,. rue Hoche, Mustapha</text:p>
      <text:p text:style-name="P1"/>
      <text:p text:style-name="P1">A. Thiroux, Médecin-principal 1er Cl TC, Conseil supérieur de Santé des Colonies, Paris, MF </text:p>
      <text:p text:style-name="P1"/>
      <text:p text:style-name="P1">J. Vassal, Médecin-principal 1e Cl. TC, Médecin divisionnaire, Armée du Rhin</text:p>
      <text:p text:style-name="P1"/>
      <text:p text:style-name="P1"/>
      <text:p text:style-name="P1">b) Etrangers. </text:p>
      <text:p text:style-name="P1"/>
      <text:p text:style-name="P1"><text:soft-page-break/></text:p>
      <text:p text:style-name="P1">MM. </text:p>
      <text:p text:style-name="P1"/>
      <text:p text:style-name="P1">A Agramonte, Prof Bactériologie Université La Havane, Cuba. </text:p>
      <text:p text:style-name="P1"/>
      <text:p text:style-name="P1">A. Bettencourt, Directeur Inst. bactériol. Camara Pestana, Lisbonne. </text:p>
      <text:p text:style-name="P1"/>
      <text:p text:style-name="P1">A. Broden, Directeur Ecole Med tropicale, Parc Duden, Forest-Bruxelles</text:p>
      <text:p text:style-name="P1"/>
      <text:p text:style-name="P1">Van Campenhout, anc. Directeur, Prof Ecole de M2decine tropicale, 45,rue Marie-Thérèse, Bruxelles </text:p>
      <text:p text:style-name="P1"/>
      <text:p text:style-name="P1">J. Cantacuzène, Anc. Directeur Santé publique, Prof Université, Bucarest</text:p>
      <text:p text:style-name="P1"/>
      <text:p text:style-name="P1">C. Chagas, Directeur Institut Oswald Cruz, Manguinhos, Rio de Janeiro</text:p>
      <text:p text:style-name="P1"/>
      <text:p text:style-name="P1">C. Donovan, Prof Université, Médecine Hôpital Dunduan, Nungambakam, Madras, Inde</text:p>
      <text:p text:style-name="P1"/>
      <text:p text:style-name="P1">Ch Firket, Prof Fac. Médecine, 8, rue Sainte-Véronique, Liège. </text:p>
      <text:p text:style-name="P1"/>
      <text:p text:style-name="P1">S. Flexner, Directeur Institut Rockefeller, New-York. </text:p>
      <text:p text:style-name="P1"/>
      <text:p text:style-name="P1">L. Golgi, Prof Université Pavie. </text:p>
      <text:p text:style-name="P1"/>
      <text:p text:style-name="P1">S. Kartulis, Hôpital gouvernement égyptien, Alexandrie, Egypte;</text:p>
      <text:p text:style-name="P1"/>
      <text:p text:style-name="P1">A Kopke Prof, Ecole de Medecme tropicale, Lisbonne. </text:p>
      <text:p text:style-name="P1"/>
      <text:p text:style-name="P1">F.G. Novy, Prof Université du Michigan, Ann Arbor, Mich., Etats-Unis</text:p>
      <text:p text:style-name="P1"/>
      <text:p text:style-name="P1">G.H.F. Nuttall, Prof Université Cambridge, Longfield, Mandingley Road, Cambridge, Angleterre</text:p>
      <text:p text:style-name="P1"/>
      <text:p text:style-name="P1">J. Rodhain, Médecin en chef Congo belge, à Boma</text:p>
      <text:p text:style-name="P1"/>
      <text:p text:style-name="P1">Sir Leonard Rogers, Prof. Medical College, Calcutta. </text:p>
      <text:p text:style-name="P1"/>
      <text:p text:style-name="P1">A. Salimbeni, Chef Service Institut Pasteur, Paris, MF </text:p>
      <text:p text:style-name="P1"/>
      <text:p text:style-name="P1">K. Shiga, Directeur Laboratoire Institut Kitasato pour les mal infect, Tokyo, Japon</text:p>
      <text:p text:style-name="P1"/>
      <text:p text:style-name="P1">Sir Arnold Theiler, Directeur Recherches vétérinaire Union sud-africaine, Prof Pathologie et Doyen Bac Médecine vétérinaire, Université sud-africaine</text:p>
      <text:p text:style-name="P1"/>
      <text:p text:style-name="P1">J.L. Todd, Prof Parasitologie Université Mc Gill, Montreal, P.Q., Canada </text:p>
      <text:p text:style-name="P1"/>
      <text:p text:style-name="P1"/>
      <text:p text:style-name="P1">MEMBRES CORRESPONDANTS </text:p>
      <text:p text:style-name="P1"/>
      <text:p text:style-name="P1">a) Français. </text:p>
      <text:p text:style-name="P1"/>
      <text:p text:style-name="P1">MM. </text:p>
      <text:p text:style-name="P1"/>
      <text:p text:style-name="P1">J. Allain, Médecin-inspecteur TC, Directeur Service de Santé Madagascar. </text:p>
      <text:p text:style-name="P1"/>
      <text:p text:style-name="P1">L. d’Anfreville, Directeur Bureau d’Hygiène, Casablanca, Maroc, 80 Bd de Courcelles, Paris</text:p>
      <text:p text:style-name="P1"/>
      <text:p text:style-name="P1">J. Arlo, Médecin-major, 2e Cl TC, Directeur Laboratoire Haut-Sénégal et Niger à Bamako </text:p>
      <text:p text:style-name="P1"><text:soft-page-break/></text:p>
      <text:p text:style-name="P1">P. Aubert, anc. Médecin-major, 1er Cl TC, 11 bis Avenir Carnot, Nîmes. </text:p>
      <text:p text:style-name="P1"/>
      <text:p text:style-name="P1">A. Auché, Pharmacien en chef 2e cl M., Hôpital Maritime, Rochefort </text:p>
      <text:p text:style-name="P1"/>
      <text:p text:style-name="P1">A. Bartetn Médecin principal M., Hôpital maritime, Port-Louis, Morbihan </text:p>
      <text:p text:style-name="P1"/>
      <text:p text:style-name="P1">J. Bauche, Vétérinaire inspecteur des épizooties, Hué, Annam </text:p>
      <text:p text:style-name="P1"/>
      <text:p text:style-name="P1">R. Baujean, Médecin-major 2e cl TC en France</text:p>
      <text:p text:style-name="P1"/>
      <text:p text:style-name="P1">M. Béguet, Chef Laboratoire Institut Pasteur, Alger </text:p>
      <text:p text:style-name="P1"/>
      <text:p text:style-name="P1">E. Bellet, Médecin principal M, 52, rue NAtionale, Toulon </text:p>
      <text:p text:style-name="P1"/>
      <text:p text:style-name="P1">G. Bellot, Médecin-général 2e Cl TC, Armée du Rhin </text:p>
      <text:p text:style-name="P1"/>
      <text:p text:style-name="P1">G. Blin, Médecin principal 2e Cl TX, Médecin-chef Tananarive, Madagascar </text:p>
      <text:p text:style-name="P1"/>
      <text:p text:style-name="P1">Botreau-Roussel, Médecin-major, 2e Cl TC, Armée du Levant, Adana </text:p>
      <text:p text:style-name="P1"/>
      <text:p text:style-name="P1">P. Brau, Médecin principal 1er Cl TC Médecin chef Hôpital militaire Saïgon </text:p>
      <text:p text:style-name="P1"/>
      <text:p text:style-name="P1">L. Bréaudat, anc. Pharmacien TC, 119 bis rue N-D des Champs, Paris Vie </text:p>
      <text:p text:style-name="P1"/>
      <text:p text:style-name="P1">V. Brochard, ancien Médecin TC, Secrétaire du Gouvernement a la Réunion </text:p>
      <text:p text:style-name="P1"/>
      <text:p text:style-name="P1">J. A. Bussière, Médecin-major 1e Cl. TC, Médecin de l’Ambassade, Pékin</text:p>
      <text:p text:style-name="P1"/>
      <text:p text:style-name="P1">Cathoire, anc. Médecin-major 1e Cl. AT, 51, Boulevard Saint-Germain, Paris Ve</text:p>
      <text:p text:style-name="P1"/>
      <text:p text:style-name="P1">H. Cazeneuve; Médecin 1e Cl. M, à bord de l’Ernest Renan, Escadre du Levant . </text:p>
      <text:p text:style-name="P1"/>
      <text:p text:style-name="P1">A.Chopard, Médecin de la 2e division a la Société de-Construction des Chemins de fer Indochinois, Keror, La Ciotat, Bouches-du-Rhone</text:p>
      <text:p text:style-name="P1"/>
      <text:p text:style-name="P1">Clapier, Médecin-major 2e Cl. TC, Afrique équatoriale française. </text:p>
      <text:p text:style-name="P1"/>
      <text:p text:style-name="P1">Clarenc, Président honoraire de la Société medicale, Port-Louis, Ile Maurice</text:p>
      <text:p text:style-name="P1"/>
      <text:p text:style-name="P1">M. Cogncq, Directeur Ecole de Médecine de l’Indochine, Hanoi, Tonkin</text:p>
      <text:p text:style-name="P1"/>
      <text:p text:style-name="P1">L. Collin, Médecin major 2e Cl. TC, Service de l’Assistance médicale indigène, Madagascar. </text:p>
      <text:p text:style-name="P1"/>
      <text:p text:style-name="P1">Ch. Commes, Anc. Médecin TC, à Ezy, Eure</text:p>
      <text:p text:style-name="P1"/>
      <text:p text:style-name="P1">E. Conseil, Chef Bureau municipal Hygiene, 60, rue des Selliers, Tunis</text:p>
      <text:p text:style-name="P1"/>
      <text:p text:style-name="P1">L. Couvy, Médecin-major 1e Cl. TC, Armée du Levant Beyrouth. </text:p>
      <text:p text:style-name="P1"/>
      <text:p text:style-name="P1">P. Delanoë, Médecin Assistance méd. indigène, Mazagan, Maroc. </text:p>
      <text:p text:style-name="P1"/>
      <text:p text:style-name="P1">Denier, Médecin principal M, Directeur Service Santé Marine, Saigon. </text:p>
      <text:p text:style-name="P1"/>
      <text:p text:style-name="P1">W. Dufougeré, Médecin-major 2e Cl TC, Guyane française. </text:p>
      <text:p text:style-name="P1"/>
      <text:p text:style-name="P1">R. Dumas, Médecin inspecteur TC, en France </text:p>
      <text:p text:style-name="P1"/>
      <text:p text:style-name="P1">V. Dupont, Médecin principal Assistance indigène A. O.F., Rustique, Sénégal. </text:p>
      <text:p text:style-name="P1"><text:soft-page-break/></text:p>
      <text:p text:style-name="P1">Fontoynont Directeur Ecole de Médecine, Tananarive, Madagascar. </text:p>
      <text:p text:style-name="P1"/>
      <text:p text:style-name="P1">L. Garde, Médecin principal 1e Cl TC, Chef Service Santé Hué, Annam </text:p>
      <text:p text:style-name="P1"/>
      <text:p text:style-name="P1">E. Gendre, anc. Médecin de l’Assistance médicale indigène en A. O. F, Inspecteur de l’Assistance publique à Angers, 14, rue Voltaire.</text:p>
      <text:p text:style-name="P1"/>
      <text:p text:style-name="P1">V. Gillot, Médecin Hôpital Alger-Mustapha, 21, boulevard Victor Hugo, Alger </text:p>
      <text:p text:style-name="P1"/>
      <text:p text:style-name="P1">F. Heckeroth, Médecin-Major 1e Cl TC Adjoint au Service de Santé de l’AOF (Hygiène) à Dakar </text:p>
      <text:p text:style-name="P1"/>
      <text:p text:style-name="P1">G. Irr, Vetérinaire, 37, rue de Chézy, Neuilly-sur-Seine </text:p>
      <text:p text:style-name="P1"/>
      <text:p text:style-name="P1">C. Jojot, Médecin-major, 1e Cl TC, Directeur Laboratoire Douala, Cameroun</text:p>
      <text:p text:style-name="P1"/>
      <text:p text:style-name="P1">Hou. Jouveau-Dutreuil, Médecin-major 2e Cl TC, Directeur Laboratoire Tchentou, Sétc<text:span text:style-name="T4">houan</text:span></text:p>
      <text:p text:style-name="P1"/>
      <text:p text:style-name="P1">A. Lafont, M2deciprincipal 2e Cl TC, Directeur Laboratoire, Hanoï, Tonkin </text:p>
      <text:p text:style-name="P1"/>
      <text:p text:style-name="P1">Lalung-Bonnaire, Médecin 1e Cl Assistance d’Indochine, Daïgon</text:p>
      <text:p text:style-name="P1"/>
      <text:p text:style-name="P1">A Lamoureux, Médecin-Major, 1e Cl TC, Directeur Institut d’Hygiène, Fort-de-France, Martinique </text:p>
      <text:p text:style-name="P1"/>
      <text:p text:style-name="P1">A. Lecomte, Médecin-principal, 1e Cl TC, Chef Service Santé Saïgon, Cochinchine </text:p>
      <text:p text:style-name="P1"/>
      <text:p text:style-name="P1">A. Léger, Médecin-major 1e cl TC, Dépôt des Isolés coloniaux, Marseille </text:p>
      <text:p text:style-name="P1"/>
      <text:p text:style-name="P1">G. Lemaire, Médecin Hôpitaux, Directeur Bureau municipal d’Hygiène, 30, rue Daguerre, Alger </text:p>
      <text:p text:style-name="P1"/>
      <text:p text:style-name="P1">Le Roy des Barres, Directeur Santé locale du Tonkin, Hanoï</text:p>
      <text:p text:style-name="P1"/>
      <text:p text:style-name="P1">A. Lhéritier, Vétérinaire, and Chef de Laboratoire Institut Paseur d’Algérie </text:p>
      <text:p text:style-name="P1"/>
      <text:p text:style-name="P1">J. Lignières, Prof Fac d’Agronomie et Vétérinaire, Buenos Aires, 838, Maipu </text:p>
      <text:p text:style-name="P1"/>
      <text:p text:style-name="P1">L. Manceaux, Médecin principal 2e Cl AT 14, rue Théodule robot, XVIIe</text:p>
      <text:p text:style-name="P1"/>
      <text:p text:style-name="P1">J. Matignon, anc. Médecin-major T <text:span text:style-name="T3">C</text:span>., Médecin à Châtel-Guyon, P.-de-D. </text:p>
      <text:p text:style-name="P1"/>
      <text:p text:style-name="P1">G Merveilleux Médecin-inspecteur T <text:span text:style-name="T3">C</text:span> de réserve, 6, rue P. Bourcy, Saint-Jean-d Angely. </text:p>
      <text:p text:style-name="P1"/>
      <text:p text:style-name="P1">F. Miramond de Laroquette, Médecin principal 2e Cl AT Hôpital du Dey, Alger </text:p>
      <text:p text:style-name="P1"/>
      <text:p text:style-name="P1">F Monfort, Médecin-major 1e Cl. TC, Directeur Laboratoire Gaston Bourret, Nouméa, Nouvelle-Calédonie</text:p>
      <text:p text:style-name="P1"/>
      <text:p text:style-name="P1">R. Montel, ancien Médecin TC, Médecin de la municipalité 48 ter, rue Paul Blanchy, Saïgon</text:p>
      <text:p text:style-name="P1"/>
      <text:p text:style-name="P1">Niclot, Médecin inspecteur AT Médecin-chef Hôpital Villemanzy, Lyon </text:p>
      <text:p text:style-name="P1"/>
      <text:p text:style-name="P1">Ch Nicolas, à Nouméa, Nouvelle-Calédonie</text:p>
      <text:p text:style-name="P1"/>
      <text:p text:style-name="P1">F. Noc, Médecin-major 1e Cl. TC, Directeur Laboratoire Bactériologie A. O. F., à Dakar. </text:p>
      <text:p text:style-name="P1"><text:soft-page-break/></text:p>
      <text:p text:style-name="P1">Nogurd, M »frein-mzjot 2e Cl TC ,Ecole de Médecine indigène, Dakar </text:p>
      <text:p text:style-name="P1"/>
      <text:p text:style-name="P1">Ortholan, Médecin principal 2“ Cl. TC, Mission sibérienne française, Vladivostok. </text:p>
      <text:p text:style-name="P1"/>
      <text:p text:style-name="P1">F. Ouzilleau, Médecin-major 1e Cl. TC, Directeur Institut Pasteur, Brazzaville. </text:p>
      <text:p text:style-name="P1"/>
      <text:p text:style-name="P1">L. Parrot, Médecin de colonisation, Correspondant de l’Institut Pasteur d’Algérie, Mc Mahon, Constantine. </text:p>
      <text:p text:style-name="P1"/>
      <text:p text:style-name="P1">G. Pécaud, Vétérinaire A. T (h. c.). Chef Service zootechnique du Tchad, à Fort-Lamy. </text:p>
      <text:p text:style-name="P1"/>
      <text:p text:style-name="P1">G. Péjju, Médecin-major 2e Cl TC, Chef laboratoire Casablanca, Maroc</text:p>
      <text:p text:style-name="P1"/>
      <text:p text:style-name="P1">A. Pressat, Médecin de la Compagnie de Suez, Port-Saïd, Egypte. </text:p>
      <text:p text:style-name="P1"/>
      <text:p text:style-name="P1">E. Pringault, Chef des travaux Ecole de Médecine, Marseille 63,rue St Savournin </text:p>
      <text:p text:style-name="P1"/>
      <text:p text:style-name="P1">A. Raybaud, Médecin de la. Santé, 3 a, rue Lafayette, Marseille. </text:p>
      <text:p text:style-name="P1"/>
      <text:p text:style-name="P1">L. Raynaud, Chef du Service sanitaire maritime, 6, rue Joinville, Alger. </text:p>
      <text:p text:style-name="P1"/>
      <text:p text:style-name="P1">J. Ringenbach, Médecin major 2e Cl. TC, Adjoint au Directeur Service de Santé, Indochine. </text:p>
      <text:p text:style-name="P1"/>
      <text:p text:style-name="P1">J. Roger, Vétérinaire major 2e Cl., Dépôt de Remonte, Arles. </text:p>
      <text:p text:style-name="P1"/>
      <text:p text:style-name="P1">H. Rothamel, Médecin de l’Assistance de l’Indo-Chine, à Vinhlong, Cochinchine. </text:p>
      <text:p text:style-name="P1"/>
      <text:p text:style-name="P1">L. Rousseau, Médecin-major- 1e Cl. TC, Guyane française.</text:p>
      <text:p text:style-name="P1"/>
      <text:p text:style-name="P1">Salvat, Directeur Institut Pasteur, Tananarive, Madagascar. </text:p>
      <text:p text:style-name="P1"/>
      <text:p text:style-name="P1">A. Sarrailhé, Médecin-major 1e Cl. TC, Directeur Laboratoire Bactériologie, Hanoï, Tonkin. </text:p>
      <text:p text:style-name="P1"/>
      <text:p text:style-name="P1">H. Schein, Vétérinaire, Inspecteur des Epizooties de l’Indochine, attaché à l’Institut Pasteur de Nha-Trang, Annam. </text:p>
      <text:p text:style-name="P1"/>
      <text:p text:style-name="P1">G. Senevet, Assistant Institut Pasteur et Agrégé Fac Médecine, Alger. </text:p>
      <text:p text:style-name="P1"/>
      <text:p text:style-name="P1">F. Sorel, Médecin principal 2e Cl. TC, aux Régions Libérées. </text:p>
      <text:p text:style-name="P1"/>
      <text:p text:style-name="P1">L. Stévenel, Médecin-major 2e Cl. TC, 5e Infanterie coloniale, Lyon</text:p>
      <text:p text:style-name="P1"/>
      <text:p text:style-name="P1">Stini, à Larnaca, Chypre. </text:p>
      <text:p text:style-name="P1"/>
      <text:p text:style-name="P1">E.W. Suldey, Médecin-major 2e Cl TC, Afrique équatoriale française </text:p>
      <text:p text:style-name="P1"/>
      <text:p text:style-name="P1">J. Thézé, Médecin-major <text:span text:style-name="T2">2e</text:span> Cl. TC, Médecin-chef Hôpital de Harrar, Abyssinie. </text:p>
      <text:p text:style-name="P1"/>
      <text:p text:style-name="P1">R. Trautmann, Médecin-major <text:span text:style-name="T2">1e</text:span> Cl. TC, Cotonou, Dahomey. </text:p>
      <text:p text:style-name="P1"/>
      <text:p text:style-name="P1">G. Vallet, Médecin principal 2e Cl. A T, Chef Laboratoire Bactériologie XVIe Corps, Montpellier. </text:p>
      <text:p text:style-name="P1"/>
      <text:p text:style-name="P1">H. Velu, Vétérinaire major de 2e CL, Chef du Laboratoire de Recherches, Service de l’Elevage, Casablanca. . </text:p>
      <text:p text:style-name="P1"/>
      <text:p text:style-name="P1">Ch. Vialatte, Médecin-major 2e Cl AT, chargé service antipaludique du Maroc à Rabat. </text:p>
      <text:p text:style-name="P1"><text:soft-page-break/></text:p>
      <text:p text:style-name="P1"/>
      <text:p text:style-name="P1">b) Etrangers. </text:p>
      <text:p text:style-name="P1"/>
      <text:p text:style-name="P1">MM. </text:p>
      <text:p text:style-name="P1"/>
      <text:p text:style-name="P1">R. G. Archibald, Assistant au Directeur, Lab. Wellcome, Khartoum, Soudan. </text:p>
      <text:p text:style-name="P1"/>
      <text:p text:style-name="P1">L. Audain, Directeur du Laboratoire, Port-au-Prince, Haïti. </text:p>
      <text:p text:style-name="P1"/>
      <text:p text:style-name="P1">E. E. Austen, Conservateur British Muséum of Nat. History, Cromwell Road, Londres, S. W. 7. </text:p>
      <text:p text:style-name="P1"/>
      <text:p text:style-name="P1">A. G. Bagshawe, Directeur Tropical Diseases Bureau, Impérial Institute, Londres, S. W. 7. </text:p>
      <text:p text:style-name="P1"/>
      <text:p text:style-name="P1">A. Balfour, Directeur Wellcome Bureau of Scientific Research,10 Henrietta St., Cavendish Square, Londres, W. i. </text:p>
      <text:p text:style-name="P1"/>
      <text:p text:style-name="P1">J. Bequaert, anc. Chef de mission scientifique au Congo belge. Asistant au Muséum Nat de New-York, 172, W. 81 St New-York City </text:p>
      <text:p text:style-name="P1"/>
      <text:p text:style-name="P1">Vital Brazil, Directeur Institut sérothérapique de Butantan, Etat de St-Paul, Brésil. </text:p>
      <text:p text:style-name="P1"/>
      <text:p text:style-name="P1">A. Breinl, Directeur Inst. Méd. tropicale, Townsville, Queensland, Australie. </text:p>
      <text:p text:style-name="P1"/>
      <text:p text:style-name="P1">S. L. Brug, Laboratoire Hygiène militaire, Weltewreden, Batavia. </text:p>
      <text:p text:style-name="P1"/>
      <text:p text:style-name="P1">E. Cacace, Directeur de la station d’Education antipàlustre et d’Hygiène scolaire antipalustre, Naples, 13 , via P S Mancini. </text:p>
      <text:p text:style-name="P1"/>
      <text:p text:style-name="P1">Mamerto Cadiz, Prof Faculté Médecine et Directeur Institut d’Hygiène, Santiago, Chili. </text:p>
      <text:p text:style-name="P1"/>
      <text:p text:style-name="P1">J. Cardamatis, Prof Mal Trop. Fac. Médecine, 26, rue Canaris, Athènes.</text:p>
      <text:p text:style-name="P1"/>
      <text:p text:style-name="P1">A. Carini, Professeur, Directeur Laboratoire Microbiologie, 86, rue Aurora, Sao Paulo, Brésil. </text:p>
      <text:p text:style-name="P1"/>
      <text:p text:style-name="P1">S. R. Christophers, Central Research Institute, Kasauli, Inde. </text:p>
      <text:p text:style-name="P1"/>
      <text:p text:style-name="P1">A. Ciuca, Chef des Travaux Ecole Vétérinaire, Bucarest. </text:p>
      <text:p text:style-name="P1"/>
      <text:p text:style-name="P1">M. Ciuca, Chef Laboratoire Fac. Médecine, Bucarest. </text:p>
      <text:p text:style-name="P1"/>
      <text:p text:style-name="P1">M. Couto, Prof fac. Médecine, Rio-de-Janeiro. </text:p>
      <text:p text:style-name="P1"/>
      <text:p text:style-name="P1">F. W. Cragg, Central Research Institute, Kasauli, Inde. </text:p>
      <text:p text:style-name="P1"/>
      <text:p text:style-name="P1">C. W. Daniels, Lecturer London School of tropical Medicine et London Hospital a. Medical College, 29, Harley Street, Londres, W. I. </text:p>
      <text:p text:style-name="P1"/>
      <text:p text:style-name="P1">S. T. Darling, Prof. Hygiène Fac. Médecine, Sao Paulo, Brésil, 45, rue Brigadeiro, Tobias. </text:p>
      <text:p text:style-name="P1"/>
      <text:p text:style-name="P1">W. H. Deaderick, Mariana, Arkansas, Etats-Unis. </text:p>
      <text:p text:style-name="P1"/>
      <text:p text:style-name="P1">A. Dubois, Médecin du Congo belge. </text:p>
      <text:p text:style-name="P1"/>
      <text:p text:style-name="P1">E. Escomel, Médecin de l’Asile Saint-Jean de Dieu, Arequipa, Pérou. </text:p>
      <text:p text:style-name="P1"/>
      <text:p text:style-name="P1"><text:soft-page-break/>J. W. H. Eyre, Bactériologiste Guy’s Hospital, Londres, S. E. </text:p>
      <text:p text:style-name="P1"/>
      <text:p text:style-name="P1">H. B. Fantham,Prof Zoologie Ecole des Mines Univ. Johannesbourg, Afrique du Sud. </text:p>
      <text:p text:style-name="P1"/>
      <text:p text:style-name="P1">G. Finzi, Prof Clinique Vétérinaire Univ. Turin, Italie. </text:p>
      <text:p text:style-name="P1"/>
      <text:p text:style-name="P1">C. França, Naturaliste Muséum Bocage, Ecole Polytechnique Lisbonne, à Collares. Portugal. </text:p>
      <text:p text:style-name="P1"/>
      <text:p text:style-name="P1">G. Franchini, Libéra docente Fac. Médecine Rome, attaché à l’Institut Pasteur de Paris. </text:p>
      <text:p text:style-name="P1"/>
      <text:p text:style-name="P1">U. Gabbi, Prof. Clinique Médecine générale Parme. </text:p>
      <text:p text:style-name="P1"/>
      <text:p text:style-name="P1">C. M. Garcia, Médecin-inspecteur du Service contre la fièvre jaune, La Vera-Cruz, Mexique. </text:p>
      <text:p text:style-name="P1"/>
      <text:p text:style-name="P1">L. Gedoelst, Prof Ecole Médecine vétérinaire, Cureghem-Bruxelles. </text:p>
      <text:p text:style-name="P1"/>
      <text:p text:style-name="P1">J. A. Gilruth. Gouverneur Territoire du Nord, Australie, à Darwin. </text:p>
      <text:p text:style-name="P1"/>
      <text:p text:style-name="P1">O. Goebel, Médecin, Elisabethville, Congo belge. </text:p>
      <text:p text:style-name="P1"/>
      <text:p text:style-name="P1">E. D. W. Greig, Central Research Institute, Kasauli, Inde anglaise. </text:p>
      <text:p text:style-name="P1"/>
      <text:p text:style-name="P1">W. M. Haffkine, Laboratory Hospital Grounds, Bhawanipur, Calcutta. </text:p>
      <text:p text:style-name="P1"/>
      <text:p text:style-name="P1">Edw. Hindle, Prof Ecole de Médecine, Le Caire</text:p>
      <text:p text:style-name="P1"/>
      <text:p text:style-name="P1">P. Pereiras Horta, Directeur Ecole vétérinaire, Rio de Janeiro</text:p>
      <text:p text:style-name="P1"/>
      <text:p text:style-name="P1">B. A. Houssay, Prof. fac. Médecine et Vétérinaire, Buenos-Aires. </text:p>
      <text:p text:style-name="P1"/>
      <text:p text:style-name="P1">J. Iturbe, Membre Acad. Médecine, Caracas, Venezuela. </text:p>
      <text:p text:style-name="P1"/>
      <text:p text:style-name="P1">S. P. James, Lieutenant-Colonel Service sanitaire Inde anglaise, à Simla. </text:p>
      <text:p text:style-name="P1"/>
      <text:p text:style-name="P1">R. Jemma, Professeur Pédiatrie Fac. Médecine, Naples. </text:p>
      <text:p text:style-name="P1"/>
      <text:p text:style-name="P1">S. Kanellis, 24, rue Pinacoton, Athènes. </text:p>
      <text:p text:style-name="P1"/>
      <text:p text:style-name="P1">G. W. Kiewiet de Jonge, Kramat, Weltewreden, Indes néerlandaises. </text:p>
      <text:p text:style-name="P1"/>
      <text:p text:style-name="P1">Ailan Kinghorn, Mpika, Rhodesia septentrionale. </text:p>
      <text:p text:style-name="P1"/>
      <text:p text:style-name="P1">G. A. Kofoid, Prof Zoologie Université de Californie, Berkeley, Cal, Etats-Unis. . </text:p>
      <text:p text:style-name="P1"/>
      <text:p text:style-name="P1">A. Lanfranchi, Professeur Clinique vétérinaire Univ. Bologne, Italie. </text:p>
      <text:p text:style-name="P1"/>
      <text:p text:style-name="P1">R. Leiper, Professeur Helminthologie Ecole Médecine tropicale, 103 , Corringham Road, Golders Green, Londres, N. </text:p>
      <text:p text:style-name="P1"/>
      <text:p text:style-name="P1">H. P. Lie, Chef du service de la Lèpre, Bergen, Norvège. </text:p>
      <text:p text:style-name="P1"/>
      <text:p text:style-name="P1">A. Lignos, Médecin Ile d’Hydra, Grèce. </text:p>
      <text:p text:style-name="P1"/>
      <text:p text:style-name="P1">A. Lindenberg, Médecin Service dermatologique Hôpital Santa-Casa, S. Paulo, Brésil</text:p>
      <text:p text:style-name="P1"/>
      <text:p text:style-name="P1">J. J. van Loghem, Directeur Inst. Hygiène tropicale, Tijdelijk Bureau, Sarphatisiraat, 34, Amsterdam.</text:p>
      <text:p text:style-name="P1"/>
      <text:p text:style-name="P1"><text:soft-page-break/>George C. Low, Lecturer, London School of tropical Medecine. Kings College et West London Hospital, 6 , Bentinck Street, Manchester Square, Londres W. i. </text:p>
      <text:p text:style-name="P1"/>
      <text:p text:style-name="P1">A. Lutz, Chef de Service Institut O. Cruz, Manguinhos, Rio-de-Janeiro. </text:p>
      <text:p text:style-name="P1"/>
      <text:p text:style-name="P1">J. Macdonald, La Clinica, 18, calle Guente, Huelva, Espagne. </text:p>
      <text:p text:style-name="P1"/>
      <text:p text:style-name="P1">F. Percival Mackie, du Service médical de l’Inde, 18, Canynge Square, Clifton, Bristol, Angleterre. </text:p>
      <text:p text:style-name="P1"/>
      <text:p text:style-name="P1">E. Marzinowsky, Médecin Hôpital Paul Ier Moscou. </text:p>
      <text:p text:style-name="P1"/>
      <text:p text:style-name="P1">A. Da Matta, Médecin-chef Municipalité Manaos, N. Brésil. </text:p>
      <text:p text:style-name="P1"/>
      <text:p text:style-name="P1">U. Mello, Agrégé Ecole vétérinaire, Turin. </text:p>
      <text:p text:style-name="P1"/>
      <text:p text:style-name="P1">L. E. Migone, Prof Faculté de Médecine, Assomption, Paraguay. </text:p>
      <text:p text:style-name="P1"/>
      <text:p text:style-name="P1">R. E. Montgomery, Government veterinary bacteriologist, Nairobi, </text:p>
      <text:p text:style-name="P1">British East Africa. </text:p>
      <text:p text:style-name="P1"/>
      <text:p text:style-name="P1">J. Moreira, Directeur Hospice national dés aliénés, Rio-de-Janeiro. </text:p>
      <text:p text:style-name="P1"/>
      <text:p text:style-name="P1">C. S. Motas, Prof Ecole vétérinaire, Bucarest. </text:p>
      <text:p text:style-name="P1"/>
      <text:p text:style-name="P1">R. Mouchet, Médecin-chef Union minière Haut-Katanga, Elisabethville, Congo belge. </text:p>
      <text:p text:style-name="P1"/>
      <text:p text:style-name="P1">W. E. Musgrave, Biological Laboratory, Bureau of Science, Manille. </text:p>
      <text:p text:style-name="P1"/>
      <text:p text:style-name="P1">D. Nabarro, Childrens Hospital,Gt. Ormonde Street, Londres, W. C. et 107, Horley Str L. W. I</text:p>
      <text:p text:style-name="P1"/>
      <text:p text:style-name="P1">R. Newstead, Prof Ecole de Médecine tropicale, Liverpool</text:p>
      <text:p text:style-name="P1"/>
      <text:p text:style-name="P1">H. Noguchi, Chef de Service Institut Rockefeller, New York. </text:p>
      <text:p text:style-name="P1"/>
      <text:p text:style-name="P1">W. S. Patton, Lecturer Medical Entomology and Protozoology, Zoological Department (University), Edimbourg </text:p>
      <text:p text:style-name="P1"/>
      <text:p text:style-name="P1">M. Piraja da Silva, Prof Fac. Médecine, Bahia, Brésil. </text:p>
      <text:p text:style-name="P1"/>
      <text:p text:style-name="P1">G. Pittaluga, Prof Parasitologie et Pathologie tropicale, Faculté de Médecine, Madrid. </text:p>
      <text:p text:style-name="P1"/>
      <text:p text:style-name="P1">B. H Ransom, Zoologiste Bureau d’industrie animale, Washington. Colonel F. Raymond, Chef du service vétér. civil du Bengale, Royal Veterinary College, Calcutta. </text:p>
      <text:p text:style-name="P1"/>
      <text:p text:style-name="P1">Ramon E. Ribeyro, Prof. Fac. Médecine, Lima. Pérou. </text:p>
      <text:p text:style-name="P1"/>
      <text:p text:style-name="P1">E. Robledo, Manizales, Colombie.. </text:p>
      <text:p text:style-name="P1"/>
      <text:p text:style-name="P1">R. Robles, Prof. Fac. Médecine, Guatemala. </text:p>
      <text:p text:style-name="P1"/>
      <text:p text:style-name="P1">Ph. H. Ross, Government Bacteriologist, Nairobi, British East Africa. </text:p>
      <text:p text:style-name="P1"/>
      <text:p text:style-name="P1">R. Row, Greylands, 2 New Marine Lines, Fort, Bombay, Inde. </text:p>
      <text:p text:style-name="P1"/>
      <text:p text:style-name="P1">A.J. Salm, Anc, Médecin principal, Médecin inspecteur Service de Santé, à Kédiri, Indes Néerlandaises</text:p>
      <text:p text:style-name="P1"/>
      <text:p text:style-name="P1">L. W. Sambon, Professeur Ecole Médecine tropicale, Londres. </text:p>
      <text:p text:style-name="P1"><text:soft-page-break/></text:p>
      <text:p text:style-name="P1">C. Savas, Prof Fac. Médecine, Athènes. </text:p>
      <text:p text:style-name="P1"/>
      <text:p text:style-name="P1">A. Splendore, anc. Directeur Labor. Bactériologie Hôpital S.Joaquim, S. Paulo, Brésil, via Andrea Vesaleo, Rome. </text:p>
      <text:p text:style-name="P1"/>
      <text:p text:style-name="P1">J. W. W. Stephens, Prof Ecole Médecine tropicale et Univ. Liverpool. </text:p>
      <text:p text:style-name="P1"/>
      <text:p text:style-name="P1">R. P. Strong, <text:s/>Prof Médecine tropicale, Univ. Harvard, Boston. </text:p>
      <text:p text:style-name="P1"/>
      <text:p text:style-name="P1">N.H. Swellengrebel, Zoologiste Institut Hygiène tropicale, 34 Sarphatistraat, Amsterdam </text:p>
      <text:p text:style-name="P1"/>
      <text:p text:style-name="P1">E. Tejera, Caracas, Venezuela </text:p>
      <text:p text:style-name="P1"/>
      <text:p text:style-name="P1">Theobald, Wye Court, Wye, Kent, Angleterre. </text:p>
      <text:p text:style-name="P1"/>
      <text:p text:style-name="P1">Wolferstan Thomas, Ecole Médecine tropicale, Manaos, Brésil. </text:p>
      <text:p text:style-name="P1"/>
      <text:p text:style-name="P1">F. Van den Branden, Médecin chef de Service, Directeur p. i. Laboratoire, Léopoldville, Congo belge. </text:p>
      <text:p text:style-name="P1"/>
      <text:p text:style-name="P1">R. Van Saceghem, Vétérinaire de l’armée belge. </text:p>
      <text:p text:style-name="P1"/>
      <text:p text:style-name="P1">Creighton Wellman, Prof Université Tulane, Nouvelle Orléans, Louisiane, Etats Unis. </text:p>
      <text:p text:style-name="P1"/>
      <text:p text:style-name="P1">C. M. Wenyon, Directeur Recherches tropicales, Wellcome Bureau of scientific Research, 7, Vallance Koad, Alexandra Park, N. 10. </text:p>
      <text:p text:style-name="P1"/>
      <text:p text:style-name="P1">W. L. Yakimoff, Chef de service mal. tropicales eTChimiothérapie. Bureau hémoparasitologique. Départ, vétér. de l’Intérieur, Pétrograde, Ordinarnaia, d, log. 6. </text:p>
      <text:p text:style-name="P1"/>
      <text:p text:style-name="P1">Warrington Yorke, ProF Parasitologie Ecole Médecine tropicale et Univ. Liverpool. </text:p>
      <text:p text:style-name="P1"/>
      <text:p text:style-name="P1">Zabolotny, Institut Médecine expérimentale, Pétrograde. </text:p>
      <text:p text:style-name="P1"/>
      <text:p text:style-name="P1">Zammit, Laboratory Public Health Departm., Mal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dc:date>2021-02-15T00:39:42.465115432</dc:date>
    <meta:editing-duration>PT1H11M49S</meta:editing-duration>
    <meta:editing-cycles>4</meta:editing-cycles>
    <meta:document-statistic meta:table-count="0" meta:image-count="0" meta:object-count="0" meta:page-count="13" meta:paragraph-count="338" meta:word-count="3411" meta:character-count="23741" meta:non-whitespace-character-count="20424"/>
  </office:meta>
</office:document-meta>
</file>